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FreeSerif" fo:font-size="14pt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FreeSerif" fo:font-size="14pt" officeooo:rsid="0002b7cf" officeooo:paragraph-rsid="0002b7cf" style:font-size-asian="12.25pt" style:font-size-complex="14pt"/>
    </style:style>
    <style:style style:name="P3" style:family="paragraph" style:parent-style-name="Standard">
      <style:text-properties fo:font-size="12pt" officeooo:rsid="00001374" officeooo:paragraph-rsid="00001374" style:font-size-asian="10.5pt" style:font-size-complex="12pt"/>
    </style:style>
    <style:style style:name="P4" style:family="paragraph" style:parent-style-name="Standard">
      <style:text-properties fo:font-variant="normal" fo:text-transform="none" fo:color="#222222" style:font-name="FreeSerif" fo:font-size="12pt" fo:letter-spacing="normal" fo:font-style="normal" style:text-underline-style="none" fo:font-weight="normal" officeooo:rsid="000110b6" officeooo:paragraph-rsid="000110b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222222" style:font-name="FreeSerif" fo:font-size="16pt" fo:letter-spacing="normal" fo:font-style="normal" style:text-underline-style="solid" style:text-underline-width="auto" style:text-underline-color="font-color" fo:font-weight="bold" officeooo:rsid="000110b6" officeooo:paragraph-rsid="000110b6" style:font-size-asian="14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222222" style:font-name="FreeSerif" fo:font-size="16pt" fo:letter-spacing="normal" fo:font-style="normal" style:text-underline-style="solid" style:text-underline-type="double" style:text-underline-width="auto" style:text-underline-color="font-color" fo:font-weight="bold" officeooo:rsid="000110b6" officeooo:paragraph-rsid="000110b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FreeSerif" fo:font-size="16pt" fo:letter-spacing="normal" fo:font-style="normal" style:text-underline-style="solid" style:text-underline-type="double" style:text-underline-width="auto" style:text-underline-color="font-color" fo:font-weight="bold" officeooo:rsid="00043371" officeooo:paragraph-rsid="00043371" style:font-size-asian="14pt" style:font-weight-asian="bold" style:font-size-complex="16pt" style:font-weight-complex="bold"/>
    </style:style>
    <style:style style:name="P8" style:family="paragraph" style:parent-style-name="Standard" style:list-style-name="L2">
      <style:text-properties fo:font-variant="normal" fo:text-transform="none" fo:color="#222222" style:font-name="FreeSerif" fo:font-size="14pt" fo:letter-spacing="normal" fo:font-style="normal" style:text-underline-style="none" fo:font-weight="normal" officeooo:rsid="000110b6" officeooo:paragraph-rsid="000110b6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222222" style:font-name="FreeSerif" fo:font-size="14pt" fo:letter-spacing="normal" fo:font-style="normal" style:text-underline-style="none" fo:font-weight="normal" officeooo:rsid="000110b6" officeooo:paragraph-rsid="000110b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22222" style:font-name="FreeSerif" fo:font-size="14pt" fo:letter-spacing="normal" fo:font-style="normal" style:text-underline-style="none" fo:font-weight="normal" officeooo:rsid="00028d59" officeooo:paragraph-rsid="000110b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FreeSerif" fo:font-size="14pt" fo:letter-spacing="normal" fo:font-style="normal" style:text-underline-style="none" fo:font-weight="normal" officeooo:rsid="00028d59" officeooo:paragraph-rsid="0002b7c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FreeSerif" fo:font-size="14pt" fo:letter-spacing="normal" fo:font-style="normal" style:text-underline-style="none" fo:font-weight="normal" officeooo:rsid="00043371" officeooo:paragraph-rsid="00043371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FreeSerif" fo:font-size="14pt" fo:letter-spacing="normal" fo:font-style="normal" style:text-underline-style="none" fo:font-weight="normal" officeooo:rsid="00043371" officeooo:paragraph-rsid="00043371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FreeSerif" fo:font-size="12pt" officeooo:rsid="00001374" officeooo:paragraph-rsid="00001374" style:font-size-asian="10.5pt" style:font-size-complex="12pt"/>
    </style:style>
    <style:style style:name="P15" style:family="paragraph" style:parent-style-name="Standard">
      <style:text-properties style:font-name="FreeSerif" fo:font-size="16pt" style:text-underline-style="solid" style:text-underline-type="double" style:text-underline-width="auto" style:text-underline-color="font-color" fo:font-weight="bold" officeooo:rsid="000110b6" officeooo:paragraph-rsid="000110b6" style:font-size-asian="14pt" style:font-weight-asian="bold" style:font-size-complex="16pt" style:font-weight-complex="bold"/>
    </style:style>
    <style:style style:name="P16" style:family="paragraph" style:parent-style-name="Standard">
      <style:text-properties style:font-name="FreeSerif" fo:font-size="16pt" style:text-underline-style="solid" style:text-underline-type="double" style:text-underline-width="auto" style:text-underline-color="font-color" fo:font-weight="bold" officeooo:rsid="000110b6" officeooo:paragraph-rsid="000110b6" style:font-size-asian="16pt" style:font-weight-asian="bold" style:font-size-complex="16pt" style:font-weight-complex="bold"/>
    </style:style>
    <style:style style:name="P17" style:family="paragraph" style:parent-style-name="Header">
      <style:text-properties style:font-name="Liberation Sans Narrow" fo:font-size="18pt" fo:font-weight="bold" officeooo:rsid="00001374" officeooo:paragraph-rsid="00001374" style:font-size-asian="18pt" style:font-weight-asian="bold" style:font-size-complex="18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2b7cf" style:font-size-asian="14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28d59"/>
    </style:style>
    <style:style style:name="T5" style:family="text">
      <style:text-properties officeooo:rsid="0002b7cf"/>
    </style:style>
    <style:style style:name="T6" style:family="text">
      <style:text-properties style:font-name="FreeSerif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19/10 B.1 area Liaquatabad , Karachi , Pakistan | Pk 74600 | </text:span><text:a xlink:type="simple" xlink:href="mailto:ma716444@gmail.com" text:style-name="Internet_20_link" text:visited-style-name="Visited_20_Internet_20_Link"><text:span text:style-name="T6">ma716444@gmail.com</text:span></text:a><text:span text:style-name="T6"> | 0314-4309506</text:span></text:p>
      <text:p text:style-name="P14"><text:span text:style-name="T3"/></text:p>
      <text:p text:style-name="P16">Objective:</text:p>
      <text:p text:style-name="P15"/>
      <text:p text:style-name="P4">To secure a challenging position in a reputable organization to expand my learning, knowledge, and skills.</text:p>
      <text:p text:style-name="P4"/>
      <text:p text:style-name="P6">Additional Information:</text:p>
      <text:p text:style-name="P5"/>
      <text:list xml:id="list2835849446" text:style-name="L2">
        <text:list-item>
          <text:p text:style-name="P8">Father Name <text:s/>: <text:s text:c="3"/>Farhat Abbas</text:p>
        </text:list-item>
        <text:list-item>
          <text:p text:style-name="P8">Date of Birth <text:s text:c="2"/>: <text:s text:c="3"/>31/Oct/1999</text:p>
        </text:list-item>
        <text:list-item>
          <text:p text:style-name="P8">Religion <text:s text:c="9"/>: <text:s text:c="2"/>Islam</text:p>
        </text:list-item>
        <text:list-item>
          <text:p text:style-name="P8">Nationality <text:s text:c="5"/>: <text:s text:c="2"/>Pakistani</text:p>
        </text:list-item>
        <text:list-item>
          <text:p text:style-name="P8">C.N.I.C <text:s text:c="10"/>: <text:s text:c="2"/>42101-9675620-7</text:p>
        </text:list-item>
        <text:list-item>
          <text:p text:style-name="P8">Marital status : <text:s text:c="3"/>Single</text:p>
        </text:list-item>
      </text:list>
      <text:p text:style-name="P9"/>
      <text:p text:style-name="P6">Education:</text:p>
      <text:p text:style-name="P1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text:s text:c="2"/><text:span text:style-name="T1"><text:s/></text:span><text:span text:style-name="T2">Degree Program</text:span></text:p>
          </table:table-cell>
          <table:table-cell table:style-name="Table1.A1" office:value-type="string">
            <text:p text:style-name="P1"><text:s/><text:span text:style-name="T1"><text:s/></text:span><text:span text:style-name="T2">Field</text:span></text:p>
          </table:table-cell>
          <table:table-cell table:style-name="Table1.A1" office:value-type="string">
            <text:p text:style-name="P1"><text:s text:c="3"/><text:span text:style-name="T5">Institute</text:span></text:p>
          </table:table-cell>
          <table:table-cell table:style-name="Table1.A1" office:value-type="string">
            <text:p text:style-name="P1"><text:s/><text:span text:style-name="T5">Year</text:span></text:p>
          </table:table-cell>
        </table:table-row>
        <table:table-row>
          <table:table-cell table:style-name="Table1.A1" office:value-type="string">
            <text:p text:style-name="P1"/>
            <text:p text:style-name="P2">Matriculation</text:p>
            <text:p text:style-name="P1"/>
          </table:table-cell>
          <table:table-cell table:style-name="Table1.A1" office:value-type="string">
            <text:p text:style-name="P1"/>
            <text:p text:style-name="P2">Computer Science</text:p>
          </table:table-cell>
          <table:table-cell table:style-name="Table1.A1" office:value-type="string">
            <text:p text:style-name="P1"/>
            <text:p text:style-name="P2">Green Home Sec.School</text:p>
          </table:table-cell>
          <table:table-cell table:style-name="Table1.A1" office:value-type="string">
            <text:p text:style-name="P1"/>
            <text:p text:style-name="P2">2016</text:p>
          </table:table-cell>
        </table:table-row>
        <table:table-row>
          <table:table-cell table:style-name="Table1.A1" office:value-type="string">
            <text:p text:style-name="P1"/>
            <text:p text:style-name="P2">Intermediate</text:p>
            <text:p text:style-name="P1"/>
          </table:table-cell>
          <table:table-cell table:style-name="Table1.A1" office:value-type="string">
            <text:p text:style-name="P1"/>
            <text:p text:style-name="P2">Pre-Engineering</text:p>
          </table:table-cell>
          <table:table-cell table:style-name="Table1.A1" office:value-type="string">
            <text:p text:style-name="P2"/>
            <text:p text:style-name="P2">Adamjee Govt. science <text:s/>College</text:p>
          </table:table-cell>
          <table:table-cell table:style-name="Table1.A1" office:value-type="string">
            <text:p text:style-name="P1"/>
            <text:p text:style-name="P2">2018</text:p>
          </table:table-cell>
        </table:table-row>
        <table:table-row>
          <table:table-cell table:style-name="Table1.A1" office:value-type="string">
            <text:p text:style-name="P1"/>
            <text:p text:style-name="P2">Bachelors</text:p>
            <text:p text:style-name="P1"/>
          </table:table-cell>
          <table:table-cell table:style-name="Table1.A1" office:value-type="string">
            <text:p text:style-name="P1"/>
            <text:p text:style-name="P2">Computer System</text:p>
          </table:table-cell>
          <table:table-cell table:style-name="Table1.A1" office:value-type="string">
            <text:p text:style-name="P1"/>
            <text:p text:style-name="P2">Dawood University of Engineering and Technology</text:p>
          </table:table-cell>
          <table:table-cell table:style-name="Table1.A1" office:value-type="string">
            <text:p text:style-name="P1"/>
            <text:p text:style-name="P2">In progress</text:p>
            <text:p text:style-name="P2"/>
          </table:table-cell>
        </table:table-row>
      </table:table>
      <text:p text:style-name="P11"/>
      <text:p text:style-name="P11"/>
      <text:p text:style-name="P7">Skills:</text:p>
      <text:p text:style-name="P12"/>
      <text:list xml:id="list4015927150" text:style-name="L4">
        <text:list-item>
          <text:p text:style-name="P13">Ms Office </text:p>
        </text:list-item>
        <text:list-item>
          <text:p text:style-name="P13">Basic concepts of OOP</text:p>
        </text:list-item>
        <text:list-item>
          <text:p text:style-name="P13">Firm knowledge of HTML , CSS &amp; Bootstrap</text:p>
        </text:list-item>
        <text:list-item>
          <text:p text:style-name="P13">Beginner level <text:s/>Javascript </text:p>
        </text:list-item>
      </text:list>
      <text:p text:style-name="P12"/>
      <text:p text:style-name="P7">Referenc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 Narrow" fo:font-size="18pt" fo:font-weight="bold" officeooo:rsid="00001374" officeooo:paragraph-rsid="00001374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UHAMMAD ABB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8:48:54.370369891</meta:creation-date>
    <dc:date>2020-06-13T19:42:38.939802460</dc:date>
    <meta:editing-duration>PT7M52S</meta:editing-duration>
    <meta:editing-cycles>1</meta:editing-cycles>
    <meta:document-statistic meta:table-count="1" meta:image-count="0" meta:object-count="0" meta:page-count="1" meta:paragraph-count="34" meta:word-count="119" meta:character-count="802" meta:non-whitespace-character-count="672"/>
    <meta:generator>LibreOffice/6.0.7.3$Linux_X86_64 LibreOffice_project/00m0$Build-3</meta:generator>
  </office:meta>
</office:document-meta>
</file>